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7cm" fo:min-width="2.6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13" style:family="graphic" style:parent-style-name="standard">
      <style:graphic-properties draw:stroke="none" draw:fill="none" fo:min-height="0.7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5.2cm" svg:height="1.7cm" svg:x="13.6cm" svg:y="19.7cm">
          <text:p text:style-name="P1">Propriétaire</text:p>
        </draw:rect>
        <draw:frame draw:style-name="gr2" draw:layer="layout" svg:width="1.84cm" svg:height="1.263cm" svg:x="15.36cm" svg:y="8.2cm">
          <draw:text-box>
            <text:p>Nom</text:p>
          </draw:text-box>
        </draw:frame>
        <draw:frame draw:style-name="gr3" draw:layer="layout" svg:width="2.72cm" svg:height="1.163cm" svg:x="17.9cm" svg:y="8.137cm">
          <draw:text-box>
            <text:p>Prénom</text:p>
          </draw:text-box>
        </draw:frame>
        <draw:frame draw:style-name="gr4" draw:text-style-name="P2" draw:layer="layout" svg:width="3.249cm" svg:height="0.963cm" svg:x="11.051cm" svg:y="8.237cm">
          <draw:text-box>
            <text:p><text:span text:style-name="T1">Identifiant</text:span></text:p>
          </draw:text-box>
        </draw:frame>
        <draw:rect draw:style-name="gr1" draw:text-style-name="P1" xml:id="id2" draw:id="id2" draw:layer="layout" svg:width="6.4cm" svg:height="1.2cm" svg:x="12.3cm" svg:y="10.3cm">
          <text:p text:style-name="P1">Personne</text:p>
        </draw:rect>
        <draw:rect draw:style-name="gr1" draw:text-style-name="P1" xml:id="id1" draw:id="id1" draw:layer="layout" svg:width="4.5cm" svg:height="1.7cm" svg:x="3.244cm" svg:y="19.359cm">
          <text:p text:style-name="P1">Employé</text:p>
        </draw:rect>
        <draw:frame draw:style-name="gr5" draw:layer="layout" svg:width="2.157cm" svg:height="0.963cm" svg:x="1.443cm" svg:y="18.1cm">
          <draw:text-box>
            <text:p>Droits</text:p>
          </draw:text-box>
        </draw:frame>
        <draw:connector draw:style-name="gr6" draw:text-style-name="P1" draw:layer="layout" draw:type="line" svg:x1="5.494cm" svg:y1="19.359cm" svg:x2="15.5cm" svg:y2="11.5cm" draw:start-shape="id1" draw:start-glue-point="0" draw:end-shape="id2" draw:end-glue-point="2" svg:d="M5494 19359l10006-7859">
          <text:p/>
        </draw:connector>
        <draw:connector draw:style-name="gr6" draw:text-style-name="P1" draw:layer="layout" draw:type="line" svg:x1="16.2cm" svg:y1="19.7cm" svg:x2="15.5cm" svg:y2="11.5cm" draw:start-shape="id3" draw:start-glue-point="0" draw:end-shape="id2" draw:end-glue-point="2" svg:d="M16200 19700l-700-8200">
          <text:p/>
        </draw:connector>
        <draw:frame draw:style-name="gr2" draw:layer="layout" svg:width="2.471cm" svg:height="1.263cm" svg:x="1.4cm" svg:y="21.4cm">
          <draw:text-box>
            <text:p>Salaire</text:p>
          </draw:text-box>
        </draw:frame>
        <draw:custom-shape draw:style-name="gr7" draw:text-style-name="P1" xml:id="id4" draw:id="id4" draw:layer="layout" svg:width="5.5cm" svg:height="2.6cm" svg:x="24.5cm" svg:y="9.8cm">
          <text:p text:style-name="P1">V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7" draw:id="id7" draw:layer="layout" svg:width="6.1cm" svg:height="1.9cm" svg:x="47.6cm" svg:y="19cm">
          <text:p text:style-name="P1">Chaussure</text:p>
        </draw:rect>
        <draw:frame draw:style-name="gr8" draw:text-style-name="P3" draw:layer="layout" svg:width="3.177cm" svg:height="0.963cm" svg:x="46.3cm" svg:y="21.2cm">
          <draw:text-box>
            <text:p text:style-name="P3"><text:span text:style-name="T2">référence</text:span></text:p>
          </draw:text-box>
        </draw:frame>
        <draw:frame draw:style-name="gr9" draw:layer="layout" svg:width="1.59cm" svg:height="0.963cm" svg:x="51.141cm" svg:y="21.894cm">
          <draw:text-box>
            <text:p>Prix</text:p>
          </draw:text-box>
        </draw:frame>
        <draw:connector draw:style-name="gr10" draw:text-style-name="P1" draw:layer="layout" draw:type="lines" svg:x1="18.7cm" svg:y1="10.9cm" svg:x2="24.5cm" svg:y2="11.1cm" draw:start-shape="id2" draw:start-glue-point="1" draw:end-shape="id4" draw:end-glue-point="5" svg:d="M18700 10900h501l4798 200h501">
          <text:p text:style-name="P1">1:1</text:p>
        </draw:connector>
        <draw:frame draw:style-name="gr11" draw:text-style-name="P3" draw:layer="layout" svg:width="4.304cm" svg:height="1cm" svg:x="46.096cm" svg:y="17.6cm">
          <draw:text-box>
            <text:p text:style-name="P3"><text:span text:style-name="T2">emplacement</text:span></text:p>
          </draw:text-box>
        </draw:frame>
        <draw:rect draw:style-name="gr1" draw:text-style-name="P1" xml:id="id5" draw:id="id5" draw:layer="layout" svg:width="6.2cm" svg:height="1.9cm" svg:x="29.6cm" svg:y="19.3cm">
          <text:p text:style-name="P1">Fournisseur</text:p>
        </draw:rect>
        <draw:connector draw:style-name="gr6" draw:text-style-name="P1" draw:layer="layout" draw:type="line" svg:x1="32.7cm" svg:y1="19.3cm" svg:x2="15.5cm" svg:y2="11.5cm" draw:start-shape="id5" draw:start-glue-point="0" draw:end-shape="id2" draw:end-glue-point="2" svg:d="M32700 19300l-17200-7800">
          <text:p/>
        </draw:connector>
        <draw:custom-shape draw:style-name="gr7" draw:text-style-name="P1" xml:id="id6" draw:id="id6" draw:layer="layout" svg:width="4.6cm" svg:height="2.9cm" svg:x="20.5cm" svg:y="19cm">
          <text:p text:style-name="P1">achè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" svg:x1="18.8cm" svg:y1="20.55cm" svg:x2="20.5cm" svg:y2="20.45cm" draw:start-shape="id3" draw:start-glue-point="1" draw:end-shape="id6" draw:end-glue-point="5" svg:d="M18800 20550l1700-100">
          <text:p text:style-name="P1">1:1</text:p>
        </draw:connector>
        <draw:connector draw:style-name="gr10" draw:text-style-name="P1" draw:layer="layout" draw:type="line" svg:x1="25.1cm" svg:y1="20.45cm" svg:x2="29.6cm" svg:y2="20.25cm" draw:start-shape="id6" draw:start-glue-point="7" draw:end-shape="id5" draw:end-glue-point="3" svg:d="M25100 20450l4500-200">
          <text:p text:style-name="P1">1:n</text:p>
          <text:p text:style-name="P1"/>
        </draw:connector>
        <draw:connector draw:style-name="gr1" draw:text-style-name="P1" draw:layer="layout" draw:line-skew="10.398cm" svg:x1="22.8cm" svg:y1="21.9cm" svg:x2="50.65cm" svg:y2="20.9cm" draw:start-shape="id6" draw:start-glue-point="6" draw:end-shape="id7" draw:end-glue-point="2" svg:d="M22800 21900v10900h27850v-11900">
          <text:p text:style-name="P1">1:n</text:p>
        </draw:connector>
        <draw:frame draw:style-name="gr12" draw:layer="layout" svg:width="3.567cm" svg:height="0.963cm" svg:x="23.733cm" svg:y="17.537cm">
          <draw:text-box>
            <text:p>Date achat</text:p>
          </draw:text-box>
        </draw:frame>
        <draw:frame draw:style-name="gr13" draw:layer="layout" svg:width="4.939cm" svg:height="0.964cm" svg:x="17.861cm" svg:y="17.4cm">
          <draw:text-box>
            <text:p><text:span text:style-name="T1">identifiant achat</text:span></text:p>
          </draw:text-box>
        </draw:frame>
        <draw:rect draw:style-name="gr1" draw:text-style-name="P1" xml:id="id9" draw:id="id9" draw:layer="layout" svg:width="8.2cm" svg:height="2.4cm" svg:x="34.6cm" svg:y="9.8cm">
          <text:p text:style-name="P1">Commande</text:p>
        </draw:rect>
        <draw:frame draw:style-name="gr14" draw:layer="layout" svg:width="3.389cm" svg:height="0.963cm" svg:x="35.567cm" svg:y="8.74cm">
          <draw:text-box>
            <text:p>Date_cmd</text:p>
          </draw:text-box>
        </draw:frame>
        <draw:frame draw:style-name="gr15" draw:layer="layout" svg:width="2.686cm" svg:height="0.963cm" svg:x="39.514cm" svg:y="12.5cm">
          <draw:text-box>
            <text:p>Cout_ttl</text:p>
          </draw:text-box>
        </draw:frame>
        <draw:connector draw:style-name="gr10" draw:text-style-name="P1" draw:layer="layout" draw:type="line" svg:x1="50.65cm" svg:y1="19cm" svg:x2="50.9cm" svg:y2="15.5cm" draw:start-shape="id7" draw:start-glue-point="0" draw:end-shape="id8" draw:end-glue-point="6" svg:d="M50650 19000l250-3500">
          <text:p text:style-name="P1">1:n</text:p>
        </draw:connector>
        <draw:custom-shape draw:style-name="gr7" draw:text-style-name="P1" xml:id="id8" draw:id="id8" draw:layer="layout" svg:width="4.4cm" svg:height="2.3cm" svg:x="48.7cm" svg:y="13.2cm">
          <text:p text:style-name="P1">cont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s" svg:x1="30cm" svg:y1="11.1cm" svg:x2="34.6cm" svg:y2="11cm" draw:start-shape="id4" draw:start-glue-point="7" draw:end-shape="id9" draw:end-glue-point="3" svg:d="M30000 11100h502l3597-100h501">
          <text:p text:style-name="P1">1:1</text:p>
        </draw:connector>
        <draw:connector draw:style-name="gr10" draw:text-style-name="P1" draw:layer="layout" draw:type="lines" svg:x1="42.8cm" svg:y1="11cm" svg:x2="48.7cm" svg:y2="14.35cm" draw:start-shape="id9" draw:start-glue-point="1" draw:end-shape="id8" svg:d="M42800 11000h501l4898 3350h501">
          <text:p text:style-name="P1">1:1</text:p>
        </draw:connector>
        <draw:frame draw:style-name="gr4" draw:text-style-name="P2" draw:layer="layout" svg:width="3.249cm" svg:height="0.963cm" svg:x="39.1cm" svg:y="8.7cm">
          <draw:text-box>
            <text:p><text:span text:style-name="T1">Identifiant</text:span></text:p>
          </draw:text-box>
        </draw:frame>
        <draw:custom-shape draw:style-name="gr7" draw:text-style-name="P1" xml:id="id10" draw:id="id10" draw:layer="layout" svg:width="2.8cm" svg:height="2.3cm" svg:x="14.9cm" svg:y="24cm">
          <text:p text:style-name="P1">pa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11" draw:id="id11" draw:layer="layout" svg:width="5.1cm" svg:height="1.5cm" svg:x="13.7cm" svg:y="30.5cm">
          <text:p text:style-name="P1">factures</text:p>
        </draw:rect>
        <draw:connector draw:style-name="gr10" draw:text-style-name="P1" draw:layer="layout" draw:type="lines" svg:x1="16.2cm" svg:y1="21.4cm" svg:x2="16.3cm" svg:y2="24cm" draw:start-shape="id3" draw:start-glue-point="2" draw:end-shape="id10" draw:end-glue-point="4" svg:d="M16200 21400v501l100 1598v501">
          <text:p text:style-name="P1">1:1</text:p>
        </draw:connector>
        <draw:connector draw:style-name="gr10" draw:text-style-name="P1" draw:layer="layout" draw:type="line" svg:x1="16.3cm" svg:y1="26.3cm" svg:x2="16.25cm" svg:y2="30.5cm" draw:start-shape="id10" draw:start-glue-point="6" draw:end-shape="id11" svg:d="M16300 26300l-50 4200">
          <text:p text:style-name="P1">1:n</text:p>
        </draw:connector>
        <draw:frame draw:style-name="gr16" draw:text-style-name="P2" draw:layer="layout" svg:width="3.211cm" svg:height="0.963cm" svg:x="11.189cm" svg:y="32.837cm">
          <draw:text-box>
            <text:p><text:span text:style-name="T1">identifiant</text:span></text:p>
          </draw:text-box>
        </draw:frame>
        <draw:frame draw:style-name="gr3" draw:layer="layout" svg:width="1.734cm" svg:height="1.163cm" svg:x="15.066cm" svg:y="32.737cm">
          <draw:text-box>
            <text:p>date</text:p>
          </draw:text-box>
        </draw:frame>
        <draw:frame draw:style-name="gr16" draw:layer="layout" svg:width="2.013cm" svg:height="0.963cm" svg:x="17.8cm" svg:y="32.8cm">
          <draw:text-box>
            <text:p>détail</text:p>
          </draw:text-box>
        </draw:frame>
        <draw:frame draw:style-name="gr4" draw:text-style-name="P2" draw:layer="layout" svg:width="3.249cm" svg:height="0.963cm" svg:x="52.4cm" svg:y="17.337cm">
          <draw:text-box>
            <text:p><text:span text:style-name="T1">Identifia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fui Houdini</meta:initial-creator>
    <meta:creation-date>2016-06-05T13:08:57.58</meta:creation-date>
    <dc:date>2016-06-19T19:33:25.48</dc:date>
    <dc:creator>Kafui Houdini</dc:creator>
    <meta:editing-duration>PT2H24M57S</meta:editing-duration>
    <meta:editing-cycles>9</meta:editing-cycles>
    <meta:generator>OpenOffice/4.1.1$Win32 OpenOffice.org_project/411m6$Build-9775</meta:generator>
    <meta:document-statistic meta:object-count="40"/>
  </office:meta>
</office:document-meta>
</file>